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7.34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10.85mm"/>
    </style:style>
    <style:style style:name="co13" style:family="table-column">
      <style:table-column-properties fo:break-before="auto" style:column-width="27.53mm"/>
    </style:style>
    <style:style style:name="co14" style:family="table-column">
      <style:table-column-properties fo:break-before="auto" style:column-width="10.78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28.8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13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66" fo:border="0.06pt solid #000000"/>
    </style:style>
    <style:style style:name="ce3" style:family="table-cell" style:parent-style-name="Default">
      <style:table-cell-properties fo:background-color="#66ff99" fo:border="0.06pt solid #000000"/>
    </style:style>
    <style:style style:name="ce4" style:family="table-cell" style:parent-style-name="Default">
      <style:table-cell-properties fo:background-color="#99ff99" fo:border="0.06pt solid #000000"/>
    </style:style>
    <style:style style:name="ce5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66ff99" fo:border="0.06pt solid #000000"/>
      <style:map style:condition="cell-content()='y'" style:apply-style-name="Untitled1" style:base-cell-address="'first innings'.F3"/>
      <style:map style:condition="cell-content()='n'" style:apply-style-name="Untitled2" style:base-cell-address="'first innings'.F3"/>
    </style:style>
    <style:style style:name="ce7" style:family="table-cell" style:parent-style-name="Default">
      <style:table-cell-properties fo:background-color="#99ff99" fo:border="0.06pt solid #000000"/>
      <style:map style:condition="cell-content()='y'" style:apply-style-name="Untitled1" style:base-cell-address="'first innings'.F3"/>
      <style:map style:condition="cell-content()='n'" style:apply-style-name="Untitled2" style:base-cell-address="'first innings'.F3"/>
    </style:style>
    <style:style style:name="ce8" style:family="table-cell" style:parent-style-name="Default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18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118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7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17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66ff99" fo:border="0.06pt solid #000000"/>
      <style:map style:condition="cell-content()='y'" style:apply-style-name="Untitled1" style:base-cell-address="'second innings'.F3"/>
      <style:map style:condition="cell-content()='n'" style:apply-style-name="Untitled2" style:base-cell-address="'second innings'.F3"/>
    </style:style>
    <style:style style:name="ce17" style:family="table-cell" style:parent-style-name="Default">
      <style:table-cell-properties fo:background-color="#99ff99" fo:border="0.06pt solid #000000"/>
      <style:map style:condition="cell-content()='y'" style:apply-style-name="Untitled1" style:base-cell-address="'second innings'.F3"/>
      <style:map style:condition="cell-content()='n'" style:apply-style-name="Untitled2" style:base-cell-address="'second innings'.F3"/>
    </style:style>
  </office:automatic-styles>
  <office:body>
    <office:spreadsheet>
      <table:calculation-settings table:automatic-find-labels="false"/>
      <table:table table:name="first inning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1011" table:default-cell-style-name="Default"/>
        <table:table-row table:style-name="ro1">
          <table:table-cell/>
          <table:table-cell table:style-name="ce1" table:number-columns-repeated="11"/>
          <table:table-cell table:style-name="ce1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Balls</text:p>
          </table:table-cell>
          <table:table-cell table:style-name="ce2" office:value-type="string" calcext:value-type="string">
            <text:p>New to team?</text:p>
          </table:table-cell>
          <table:table-cell table:style-name="ce2" office:value-type="string" calcext:value-type="string">
            <text:p>Bat?</text:p>
          </table:table-cell>
          <table:table-cell table:style-name="ce2" office:value-type="string" calcext:value-type="string">
            <text:p>Out?</text:p>
          </table:table-cell>
          <table:table-cell table:style-name="ce2" office:value-type="string" calcext:value-type="string">
            <text:p>Par Score</text:p>
          </table:table-cell>
          <table:table-cell table:style-name="ce2" office:value-type="string" calcext:value-type="string">
            <text:p>Par Score Add</text:p>
          </table:table-cell>
          <table:table-cell table:style-name="ce2" office:value-type="string" calcext:value-type="string">
            <text:p>Not Out Bonus</text:p>
          </table:table-cell>
          <table:table-cell table:style-name="ce2" office:value-type="string" calcext:value-type="string">
            <text:p>MVP Score</text:p>
          </table:table-cell>
          <table:table-cell table:style-name="ce2" office:value-type="string" calcext:value-type="string">
            <text:p>Points</text:p>
          </table:table-cell>
          <table:table-cell table:style-name="ce15"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3" table:formula="of:=0.14*[.C20]" office:value-type="float" office:value="20.16" calcext:value-type="float">
            <text:p>20.16</text:p>
          </table:table-cell>
          <table:table-cell table:style-name="ce8" table:formula="of:=IF([.F3]=&quot;y&quot;;IF([.G3]=&quot;y&quot;;([.C3]-[.H3])/10;0);0)" office:value-type="float" office:value="-1.716" calcext:value-type="float">
            <text:p>-1.716</text:p>
          </table:table-cell>
          <table:table-cell table:style-name="ce8" table:formula="of:=IF([.G3]=&quot;y&quot;;0;[.D3]/100)" office:value-type="float" office:value="0" calcext:value-type="float">
            <text:p>0</text:p>
          </table:table-cell>
          <table:table-cell table:style-name="ce10" table:formula="of:=ROUND([.C3]/10 +[.I3]+[.J3];2)" office:value-type="float" office:value="-1.42" calcext:value-type="float">
            <text:p>-1.42</text:p>
          </table:table-cell>
          <table:table-cell table:style-name="ce12" table:formula="of:=[.K3]*10" office:value-type="float" office:value="-14.2" calcext:value-type="float">
            <text:p>-14.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13*[.C20]" office:value-type="float" office:value="18.72" calcext:value-type="float">
            <text:p>18.72</text:p>
          </table:table-cell>
          <table:table-cell table:style-name="ce9" table:formula="of:=IF([.F4]=&quot;y&quot;;IF([.G4]=&quot;y&quot;;([.C4]-[.H4])/10;0);0)" office:value-type="float" office:value="-1.372" calcext:value-type="float">
            <text:p>-1.372</text:p>
          </table:table-cell>
          <table:table-cell table:style-name="ce9" table:formula="of:=IF([.G4]=&quot;y&quot;;0;[.D4]/100)" office:value-type="float" office:value="0" calcext:value-type="float">
            <text:p>0</text:p>
          </table:table-cell>
          <table:table-cell table:style-name="ce11" table:formula="of:=ROUND([.C4]/10 +[.I4]+[.J4];2)" office:value-type="float" office:value="-0.87" calcext:value-type="float">
            <text:p>-0.87</text:p>
          </table:table-cell>
          <table:table-cell table:style-name="ce13" table:formula="of:=[.K4]*10" office:value-type="float" office:value="-8.7" calcext:value-type="float">
            <text:p>-8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3" table:formula="of:=0.13*[.C20]" office:value-type="float" office:value="18.72" calcext:value-type="float">
            <text:p>18.72</text:p>
          </table:table-cell>
          <table:table-cell table:style-name="ce8" table:formula="of:=IF([.F5]=&quot;y&quot;;IF([.G5]=&quot;y&quot;;([.C5]-[.H5])/10;0);0)" office:value-type="float" office:value="-1.072" calcext:value-type="float">
            <text:p>-1.072</text:p>
          </table:table-cell>
          <table:table-cell table:style-name="ce8" table:formula="of:=IF([.G5]=&quot;y&quot;;0;[.D5]/100)" office:value-type="float" office:value="0" calcext:value-type="float">
            <text:p>0</text:p>
          </table:table-cell>
          <table:table-cell table:style-name="ce10" table:formula="of:=ROUND([.C5]/10 +[.I5]+[.J5];2)" office:value-type="float" office:value="-0.27" calcext:value-type="float">
            <text:p>-0.27</text:p>
          </table:table-cell>
          <table:table-cell table:style-name="ce12" table:formula="of:=[.K5]*10" office:value-type="float" office:value="-2.7" calcext:value-type="float">
            <text:p>-2.7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12*[.C20]" office:value-type="float" office:value="17.28" calcext:value-type="float">
            <text:p>17.28</text:p>
          </table:table-cell>
          <table:table-cell table:style-name="ce9" table:formula="of:=IF([.F6]=&quot;y&quot;;IF([.G6]=&quot;y&quot;;([.C6]-[.H6])/10;0);0)" office:value-type="float" office:value="-0.528" calcext:value-type="float">
            <text:p>-0.528</text:p>
          </table:table-cell>
          <table:table-cell table:style-name="ce9" table:formula="of:=IF([.G6]=&quot;y&quot;;0;[.D6]/100)" office:value-type="float" office:value="0" calcext:value-type="float">
            <text:p>0</text:p>
          </table:table-cell>
          <table:table-cell table:style-name="ce11" table:formula="of:=ROUND([.C6]/10 +[.I6]+[.J6];2)" office:value-type="float" office:value="0.67" calcext:value-type="float">
            <text:p>0.67</text:p>
          </table:table-cell>
          <table:table-cell table:style-name="ce13" table:formula="of:=[.K6]*10" office:value-type="float" office:value="6.7" calcext:value-type="float">
            <text:p>6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3" table:formula="of:=0.11*[.C20]" office:value-type="float" office:value="15.84" calcext:value-type="float">
            <text:p>15.84</text:p>
          </table:table-cell>
          <table:table-cell table:style-name="ce8" table:formula="of:=IF([.F7]=&quot;y&quot;;IF([.G7]=&quot;y&quot;;([.C7]-[.H7])/10;0);0)" office:value-type="float" office:value="-0.284" calcext:value-type="float">
            <text:p>-0.284</text:p>
          </table:table-cell>
          <table:table-cell table:style-name="ce8" table:formula="of:=IF([.G7]=&quot;y&quot;;0;[.D7]/100)" office:value-type="float" office:value="0" calcext:value-type="float">
            <text:p>0</text:p>
          </table:table-cell>
          <table:table-cell table:style-name="ce10" table:formula="of:=ROUND([.C7]/10 +[.I7]+[.J7];2)" office:value-type="float" office:value="1.02" calcext:value-type="float">
            <text:p>1.02</text:p>
          </table:table-cell>
          <table:table-cell table:style-name="ce12" table:formula="of:=[.K7]*10" office:value-type="float" office:value="10.2" calcext:value-type="float">
            <text:p>10.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09*[.C20]" office:value-type="float" office:value="12.96" calcext:value-type="float">
            <text:p>12.96</text:p>
          </table:table-cell>
          <table:table-cell table:style-name="ce9" table:formula="of:=IF([.F8]=&quot;y&quot;;IF([.G8]=&quot;y&quot;;([.C8]-[.H8])/10;0);0)" office:value-type="float" office:value="-0.596" calcext:value-type="float">
            <text:p>-0.596</text:p>
          </table:table-cell>
          <table:table-cell table:style-name="ce9" table:formula="of:=IF([.G8]=&quot;y&quot;;0;[.D8]/100)" office:value-type="float" office:value="0" calcext:value-type="float">
            <text:p>0</text:p>
          </table:table-cell>
          <table:table-cell table:style-name="ce11" table:formula="of:=ROUND([.C8]/10 +[.I8]+[.J8];2)" office:value-type="float" office:value="0.1" calcext:value-type="float">
            <text:p>0.10</text:p>
          </table:table-cell>
          <table:table-cell table:style-name="ce13" table:formula="of:=[.K8]*10" office:value-type="float" office:value="1" calcext:value-type="float">
            <text:p>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u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3" table:formula="of:=0.07*[.C20]" office:value-type="float" office:value="10.08" calcext:value-type="float">
            <text:p>10.08</text:p>
          </table:table-cell>
          <table:table-cell table:style-name="ce8" table:formula="of:=IF([.F9]=&quot;y&quot;;IF([.G9]=&quot;y&quot;;([.C9]-[.H9])/10;0);0)" office:value-type="float" office:value="0.892" calcext:value-type="float">
            <text:p>0.892</text:p>
          </table:table-cell>
          <table:table-cell table:style-name="ce8" table:formula="of:=IF([.G9]=&quot;y&quot;;0;[.D9]/100)" office:value-type="float" office:value="0" calcext:value-type="float">
            <text:p>0</text:p>
          </table:table-cell>
          <table:table-cell table:style-name="ce10" table:formula="of:=ROUND([.C9]/10 +[.I9]+[.J9];2)" office:value-type="float" office:value="2.79" calcext:value-type="float">
            <text:p>2.79</text:p>
          </table:table-cell>
          <table:table-cell table:style-name="ce12" table:formula="of:=[.K9]*10" office:value-type="float" office:value="27.9" calcext:value-type="float">
            <text:p>27.9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06*[.C20]" office:value-type="float" office:value="8.64" calcext:value-type="float">
            <text:p>8.64</text:p>
          </table:table-cell>
          <table:table-cell table:style-name="ce9" table:formula="of:=IF([.F10]=&quot;y&quot;;IF([.G10]=&quot;y&quot;;([.C10]-[.H10])/10;0);0)" office:value-type="float" office:value="-0.464" calcext:value-type="float">
            <text:p>-0.464</text:p>
          </table:table-cell>
          <table:table-cell table:style-name="ce9" table:formula="of:=IF([.G10]=&quot;y&quot;;0;[.D10]/100)" office:value-type="float" office:value="0" calcext:value-type="float">
            <text:p>0</text:p>
          </table:table-cell>
          <table:table-cell table:style-name="ce11" table:formula="of:=ROUND([.C10]/10 +[.I10]+[.J10];2)" office:value-type="float" office:value="-0.06" calcext:value-type="float">
            <text:p>-0.06</text:p>
          </table:table-cell>
          <table:table-cell table:style-name="ce13" table:formula="of:=[.K10]*10" office:value-type="float" office:value="-0.6" calcext:value-type="float">
            <text:p>-0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3" table:formula="of:=0.04*[.C20]" office:value-type="float" office:value="5.76" calcext:value-type="float">
            <text:p>5.76</text:p>
          </table:table-cell>
          <table:table-cell table:style-name="ce8" table:formula="of:=IF([.F11]=&quot;y&quot;;IF([.G11]=&quot;y&quot;;([.C11]-[.H11])/10;0);0)" office:value-type="float" office:value="-0.276" calcext:value-type="float">
            <text:p>-0.276</text:p>
          </table:table-cell>
          <table:table-cell table:style-name="ce8" table:formula="of:=IF([.G11]=&quot;y&quot;;0;[.D11]/100)" office:value-type="float" office:value="0" calcext:value-type="float">
            <text:p>0</text:p>
          </table:table-cell>
          <table:table-cell table:style-name="ce10" table:formula="of:=ROUND([.C11]/10 +[.I11]+[.J11];2)" office:value-type="float" office:value="0.02" calcext:value-type="float">
            <text:p>0.02</text:p>
          </table:table-cell>
          <table:table-cell table:style-name="ce12" table:formula="of:=[.K11]*10" office:value-type="float" office:value="0.2" calcext:value-type="float">
            <text:p>0.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03*[.C20]" office:value-type="float" office:value="4.32" calcext:value-type="float">
            <text:p>4.32</text:p>
          </table:table-cell>
          <table:table-cell table:style-name="ce9" table:formula="of:=IF([.F12]=&quot;y&quot;;IF([.G12]=&quot;y&quot;;([.C12]-[.H12])/10;0);0)" office:value-type="float" office:value="0.568" calcext:value-type="float">
            <text:p>0.568</text:p>
          </table:table-cell>
          <table:table-cell table:style-name="ce9" table:formula="of:=IF([.G12]=&quot;y&quot;;0;[.D12]/100)" office:value-type="float" office:value="0" calcext:value-type="float">
            <text:p>0</text:p>
          </table:table-cell>
          <table:table-cell table:style-name="ce11" table:formula="of:=ROUND([.C12]/10 +[.I12]+[.J12];2)" office:value-type="float" office:value="1.57" calcext:value-type="float">
            <text:p>1.57</text:p>
          </table:table-cell>
          <table:table-cell table:style-name="ce13" table:formula="of:=[.K12]*10" office:value-type="float" office:value="15.7" calcext:value-type="float">
            <text:p>15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u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3" table:formula="of:=0.02*[.C20]" office:value-type="float" office:value="2.88" calcext:value-type="float">
            <text:p>2.88</text:p>
          </table:table-cell>
          <table:table-cell table:style-name="ce8" table:formula="of:=IF([.F13]=&quot;y&quot;;IF([.G13]=&quot;y&quot;;([.C13]-[.H13])/10;0);0)" office:value-type="float" office:value="0" calcext:value-type="float">
            <text:p>0</text:p>
          </table:table-cell>
          <table:table-cell table:style-name="ce8" table:formula="of:=IF([.G13]=&quot;y&quot;;0;[.D13]/100)" office:value-type="float" office:value="0.25" calcext:value-type="float">
            <text:p>0.25</text:p>
          </table:table-cell>
          <table:table-cell table:style-name="ce10" table:formula="of:=ROUND([.C13]/10 +[.I13]+[.J13];2)" office:value-type="float" office:value="5.25" calcext:value-type="float">
            <text:p>5.25</text:p>
          </table:table-cell>
          <table:table-cell table:style-name="ce12" table:formula="of:=[.K13]*10" office:value-type="float" office:value="52.5" calcext:value-type="float">
            <text:p>52.5</text:p>
          </table:table-cell>
          <table:table-cell table:number-columns-repeated="1009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xtra Details</text:p>
          </table:table-cell>
          <table:covered-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t Runs</text:p>
          </table:table-cell>
          <table:table-cell table:formula="of:=SUM([.C3:.C13])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xtra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Runs</text:p>
          </table:table-cell>
          <table:table-cell table:formula="of:=SUM([.C18:.C19])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Wickets</text:p>
          </table:table-cell>
          <table:table-cell table:style-name="ce4" table:formula="of:=COUNTIF([.G3:.G13];&quot;y&quot;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ge Runs Scored</text:p>
          </table:table-cell>
          <table:table-cell table:formula="of:=[.C18]/COUNTIF([.F3:.F13];&quot;y&quot;)" office:value-type="float" office:value="12.1818181818182" calcext:value-type="float">
            <text:p>12.181818181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otal Points </text:p>
          </table:table-cell>
          <table:table-cell table:style-name="ce4" table:formula="of:=SUM([.L3:.L13])" office:value-type="float" office:value="88" calcext:value-type="float">
            <text:p>88</text:p>
          </table:table-cell>
          <table:table-cell table:number-columns-repeated="1018"/>
        </table:table-row>
        <calcext:conditional-formats>
          <calcext:conditional-format calcext:target-range-address="'first innings'.F3:'first innings'.G13">
            <calcext:condition calcext:apply-style-name="Untitled1" calcext:value="='y'" calcext:base-cell-address="'first innings'.F3"/>
            <calcext:condition calcext:apply-style-name="Untitled2" calcext:value="='n'" calcext:base-cell-address="'first innings'.F3"/>
          </calcext:conditional-format>
        </calcext:conditional-formats>
      </table:table>
      <table:table table:name="second innings" table:style-name="ta1">
        <table:table-column table:style-name="co10" table:default-cell-style-name="Default"/>
        <table:table-column table:style-name="co2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1" table:number-columns-repeated="11"/>
        </table:table-row>
        <table:table-row table:style-name="ro1">
          <table:table-cell/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Balls</text:p>
          </table:table-cell>
          <table:table-cell table:style-name="ce2" office:value-type="string" calcext:value-type="string">
            <text:p>New to team?</text:p>
          </table:table-cell>
          <table:table-cell table:style-name="ce2" office:value-type="string" calcext:value-type="string">
            <text:p>Bat?</text:p>
          </table:table-cell>
          <table:table-cell table:style-name="ce2" office:value-type="string" calcext:value-type="string">
            <text:p>Out?</text:p>
          </table:table-cell>
          <table:table-cell table:style-name="ce2" office:value-type="string" calcext:value-type="string">
            <text:p>Par Score</text:p>
          </table:table-cell>
          <table:table-cell table:style-name="ce2" office:value-type="string" calcext:value-type="string">
            <text:p>Par Score Add</text:p>
          </table:table-cell>
          <table:table-cell table:style-name="ce2" office:value-type="string" calcext:value-type="string">
            <text:p>Not Out Bonus</text:p>
          </table:table-cell>
          <table:table-cell table:style-name="ce2" office:value-type="string" calcext:value-type="string">
            <text:p>MVP Score</text:p>
          </table:table-cell>
          <table:table-cell table:style-name="ce2" office:value-type="string" calcext:value-type="string">
            <text:p>Poi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3" table:formula="of:=0.14*[.C20]" office:value-type="float" office:value="23.1" calcext:value-type="float">
            <text:p>23.1</text:p>
          </table:table-cell>
          <table:table-cell table:style-name="ce8" table:formula="of:=IF([.F3]=&quot;y&quot;;IF([.G3]=&quot;y&quot;;([.C3]-[.H3])/10;0);0)" office:value-type="float" office:value="-2.01" calcext:value-type="float">
            <text:p>-2.01</text:p>
          </table:table-cell>
          <table:table-cell table:style-name="ce8" table:formula="of:=IF([.G3]=&quot;y&quot;;0;[.D3]/100)" office:value-type="float" office:value="0" calcext:value-type="float">
            <text:p>0</text:p>
          </table:table-cell>
          <table:table-cell table:style-name="ce10" table:formula="of:=ROUND([.C3]/10 +[.I3]+[.J3];2)" office:value-type="float" office:value="-1.71" calcext:value-type="float">
            <text:p>-1.71</text:p>
          </table:table-cell>
          <table:table-cell table:style-name="ce12" table:formula="of:=[.K3]*10" office:value-type="float" office:value="-17.1" calcext:value-type="float">
            <text:p>-17.1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" table:formula="of:=0.13*[.C20]" office:value-type="float" office:value="21.45" calcext:value-type="float">
            <text:p>21.45</text:p>
          </table:table-cell>
          <table:table-cell table:style-name="ce9" table:formula="of:=IF([.F4]=&quot;y&quot;;IF([.G4]=&quot;y&quot;;([.C4]-[.H4])/10;0);0)" office:value-type="float" office:value="-1.645" calcext:value-type="float">
            <text:p>-1.645</text:p>
          </table:table-cell>
          <table:table-cell table:style-name="ce9" table:formula="of:=IF([.G4]=&quot;y&quot;;0;[.D4]/100)" office:value-type="float" office:value="0" calcext:value-type="float">
            <text:p>0</text:p>
          </table:table-cell>
          <table:table-cell table:style-name="ce11" table:formula="of:=ROUND([.C4]/10 +[.I4]+[.J4];2)" office:value-type="float" office:value="-1.15" calcext:value-type="float">
            <text:p>-1.15</text:p>
          </table:table-cell>
          <table:table-cell table:style-name="ce13" table:formula="of:=[.K4]*10" office:value-type="float" office:value="-11.5" calcext:value-type="float">
            <text:p>-11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3" table:formula="of:=0.13*[.C20]" office:value-type="float" office:value="21.45" calcext:value-type="float">
            <text:p>21.45</text:p>
          </table:table-cell>
          <table:table-cell table:style-name="ce8" table:formula="of:=IF([.F5]=&quot;y&quot;;IF([.G5]=&quot;y&quot;;([.C5]-[.H5])/10;0);0)" office:value-type="float" office:value="-1.345" calcext:value-type="float">
            <text:p>-1.345</text:p>
          </table:table-cell>
          <table:table-cell table:style-name="ce8" table:formula="of:=IF([.G5]=&quot;y&quot;;0;[.D5]/100)" office:value-type="float" office:value="0" calcext:value-type="float">
            <text:p>0</text:p>
          </table:table-cell>
          <table:table-cell table:style-name="ce10" table:formula="of:=ROUND([.C5]/10 +[.I5]+[.J5];2)" office:value-type="float" office:value="-0.55" calcext:value-type="float">
            <text:p>-0.55</text:p>
          </table:table-cell>
          <table:table-cell table:style-name="ce12" table:formula="of:=[.K5]*10" office:value-type="float" office:value="-5.5" calcext:value-type="float">
            <text:p>-5.5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" table:formula="of:=0.12*[.C20]" office:value-type="float" office:value="19.8" calcext:value-type="float">
            <text:p>19.8</text:p>
          </table:table-cell>
          <table:table-cell table:style-name="ce9" table:formula="of:=IF([.F6]=&quot;y&quot;;IF([.G6]=&quot;y&quot;;([.C6]-[.H6])/10;0);0)" office:value-type="float" office:value="-0.78" calcext:value-type="float">
            <text:p>-0.78</text:p>
          </table:table-cell>
          <table:table-cell table:style-name="ce9" table:formula="of:=IF([.G6]=&quot;y&quot;;0;[.D6]/100)" office:value-type="float" office:value="0" calcext:value-type="float">
            <text:p>0</text:p>
          </table:table-cell>
          <table:table-cell table:style-name="ce11" table:formula="of:=ROUND([.C6]/10 +[.I6]+[.J6];2)" office:value-type="float" office:value="0.42" calcext:value-type="float">
            <text:p>0.42</text:p>
          </table:table-cell>
          <table:table-cell table:style-name="ce13" table:formula="of:=[.K6]*10"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3" table:formula="of:=0.11*[.C20]" office:value-type="float" office:value="18.15" calcext:value-type="float">
            <text:p>18.15</text:p>
          </table:table-cell>
          <table:table-cell table:style-name="ce8" table:formula="of:=IF([.F7]=&quot;y&quot;;IF([.G7]=&quot;y&quot;;([.C7]-[.H7])/10;0);0)" office:value-type="float" office:value="-0.515" calcext:value-type="float">
            <text:p>-0.515</text:p>
          </table:table-cell>
          <table:table-cell table:style-name="ce8" table:formula="of:=IF([.G7]=&quot;y&quot;;0;[.D7]/100)" office:value-type="float" office:value="0" calcext:value-type="float">
            <text:p>0</text:p>
          </table:table-cell>
          <table:table-cell table:style-name="ce10" table:formula="of:=ROUND([.C7]/10 +[.I7]+[.J7];2)" office:value-type="float" office:value="0.79" calcext:value-type="float">
            <text:p>0.79</text:p>
          </table:table-cell>
          <table:table-cell table:style-name="ce12" table:formula="of:=[.K7]*10" office:value-type="float" office:value="7.9" calcext:value-type="float">
            <text:p>7.9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" table:formula="of:=0.09*[.C20]" office:value-type="float" office:value="14.85" calcext:value-type="float">
            <text:p>14.85</text:p>
          </table:table-cell>
          <table:table-cell table:style-name="ce9" table:formula="of:=IF([.F8]=&quot;y&quot;;IF([.G8]=&quot;y&quot;;([.C8]-[.H8])/10;0);0)" office:value-type="float" office:value="-0.785" calcext:value-type="float">
            <text:p>-0.785</text:p>
          </table:table-cell>
          <table:table-cell table:style-name="ce9" table:formula="of:=IF([.G8]=&quot;y&quot;;0;[.D8]/100)" office:value-type="float" office:value="0" calcext:value-type="float">
            <text:p>0</text:p>
          </table:table-cell>
          <table:table-cell table:style-name="ce11" table:formula="of:=ROUND([.C8]/10 +[.I8]+[.J8];2)" office:value-type="float" office:value="-0.09" calcext:value-type="float">
            <text:p>-0.09</text:p>
          </table:table-cell>
          <table:table-cell table:style-name="ce13" table:formula="of:=[.K8]*10" office:value-type="float" office:value="-0.9" calcext:value-type="float">
            <text:p>-0.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3" table:formula="of:=0.07*[.C20]" office:value-type="float" office:value="11.55" calcext:value-type="float">
            <text:p>11.55</text:p>
          </table:table-cell>
          <table:table-cell table:style-name="ce8" table:formula="of:=IF([.F9]=&quot;y&quot;;IF([.G9]=&quot;y&quot;;([.C9]-[.H9])/10;0);0)" office:value-type="float" office:value="0.745" calcext:value-type="float">
            <text:p>0.745</text:p>
          </table:table-cell>
          <table:table-cell table:style-name="ce8" table:formula="of:=IF([.G9]=&quot;y&quot;;0;[.D9]/100)" office:value-type="float" office:value="0" calcext:value-type="float">
            <text:p>0</text:p>
          </table:table-cell>
          <table:table-cell table:style-name="ce10" table:formula="of:=ROUND([.C9]/10 +[.I9]+[.J9];2)" office:value-type="float" office:value="2.65" calcext:value-type="float">
            <text:p>2.65</text:p>
          </table:table-cell>
          <table:table-cell table:style-name="ce12" table:formula="of:=[.K9]*10" office:value-type="float" office:value="26.5" calcext:value-type="float">
            <text:p>26.5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" table:formula="of:=0.06*[.C20]" office:value-type="float" office:value="9.9" calcext:value-type="float">
            <text:p>9.9</text:p>
          </table:table-cell>
          <table:table-cell table:style-name="ce9" table:formula="of:=IF([.F10]=&quot;y&quot;;IF([.G10]=&quot;y&quot;;([.C10]-[.H10])/10;0);0)" office:value-type="float" office:value="-0.59" calcext:value-type="float">
            <text:p>-0.59</text:p>
          </table:table-cell>
          <table:table-cell table:style-name="ce9" table:formula="of:=IF([.G10]=&quot;y&quot;;0;[.D10]/100)" office:value-type="float" office:value="0" calcext:value-type="float">
            <text:p>0</text:p>
          </table:table-cell>
          <table:table-cell table:style-name="ce11" table:formula="of:=ROUND([.C10]/10 +[.I10]+[.J10];2)" office:value-type="float" office:value="-0.19" calcext:value-type="float">
            <text:p>-0.19</text:p>
          </table:table-cell>
          <table:table-cell table:style-name="ce13" table:formula="of:=[.K10]*10" office:value-type="float" office:value="-1.9" calcext:value-type="float">
            <text:p>-1.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3" table:formula="of:=0.04*[.C20]" office:value-type="float" office:value="6.6" calcext:value-type="float">
            <text:p>6.6</text:p>
          </table:table-cell>
          <table:table-cell table:style-name="ce8" table:formula="of:=IF([.F11]=&quot;y&quot;;IF([.G11]=&quot;y&quot;;([.C11]-[.H11])/10;0);0)" office:value-type="float" office:value="-0.36" calcext:value-type="float">
            <text:p>-0.36</text:p>
          </table:table-cell>
          <table:table-cell table:style-name="ce8" table:formula="of:=IF([.G11]=&quot;y&quot;;0;[.D11]/100)" office:value-type="float" office:value="0" calcext:value-type="float">
            <text:p>0</text:p>
          </table:table-cell>
          <table:table-cell table:style-name="ce10" table:formula="of:=ROUND([.C11]/10 +[.I11]+[.J11];2)" office:value-type="float" office:value="-0.06" calcext:value-type="float">
            <text:p>-0.06</text:p>
          </table:table-cell>
          <table:table-cell table:style-name="ce12" table:formula="of:=[.K11]*10" office:value-type="float" office:value="-0.6" calcext:value-type="float">
            <text:p>-0.6</text:p>
          </table:table-cell>
        </table:table-row>
        <table:table-row table:style-name="ro1">
          <table:table-cell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" table:formula="of:=0.03*[.C20]" office:value-type="float" office:value="4.95" calcext:value-type="float">
            <text:p>4.95</text:p>
          </table:table-cell>
          <table:table-cell table:style-name="ce9" table:formula="of:=IF([.F12]=&quot;y&quot;;IF([.G12]=&quot;y&quot;;([.C12]-[.H12])/10;0);0)" office:value-type="float" office:value="0.505" calcext:value-type="float">
            <text:p>0.505</text:p>
          </table:table-cell>
          <table:table-cell table:style-name="ce9" table:formula="of:=IF([.G12]=&quot;y&quot;;0;[.D12]/100)" office:value-type="float" office:value="0" calcext:value-type="float">
            <text:p>0</text:p>
          </table:table-cell>
          <table:table-cell table:style-name="ce11" table:formula="of:=ROUND([.C12]/10 +[.I12]+[.J12];2)" office:value-type="float" office:value="1.51" calcext:value-type="float">
            <text:p>1.51</text:p>
          </table:table-cell>
          <table:table-cell table:style-name="ce13" table:formula="of:=[.K12]*10" office:value-type="float" office:value="15.1" calcext:value-type="float">
            <text:p>15.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u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3" table:formula="of:=0.02*[.C20]" office:value-type="float" office:value="3.3" calcext:value-type="float">
            <text:p>3.3</text:p>
          </table:table-cell>
          <table:table-cell table:style-name="ce8" table:formula="of:=IF([.F13]=&quot;y&quot;;IF([.G13]=&quot;y&quot;;([.C13]-[.H13])/10;0);0)" office:value-type="float" office:value="0" calcext:value-type="float">
            <text:p>0</text:p>
          </table:table-cell>
          <table:table-cell table:style-name="ce8" table:formula="of:=IF([.G13]=&quot;y&quot;;0;[.D13]/100)" office:value-type="float" office:value="0.25" calcext:value-type="float">
            <text:p>0.25</text:p>
          </table:table-cell>
          <table:table-cell table:style-name="ce10" table:formula="of:=ROUND([.C13]/10 +[.I13]+[.J13];2)" office:value-type="float" office:value="5.25" calcext:value-type="float">
            <text:p>5.25</text:p>
          </table:table-cell>
          <table:table-cell table:style-name="ce12" table:formula="of:=[.K13]*10" office:value-type="float" office:value="52.5" calcext:value-type="float">
            <text:p>52.5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xtra Details</text:p>
          </table:table-cell>
          <table:covered-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Bat Runs</text:p>
          </table:table-cell>
          <table:table-cell table:formula="of:=SUM([.C3:.C13])"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Extras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Runs</text:p>
          </table:table-cell>
          <table:table-cell table:formula="of:=SUM([.C18:.C19])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Wickets</text:p>
          </table:table-cell>
          <table:table-cell table:style-name="ce4" table:formula="of:=COUNTIF([.G3:.G13];&quot;y&quot;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erage Runs Scored</text:p>
          </table:table-cell>
          <table:table-cell table:formula="of:=[.C18]/COUNTIF([.F3:.F13];&quot;y&quot;)" office:value-type="float" office:value="12.1818181818182" calcext:value-type="float">
            <text:p>12.181818181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Total Points </text:p>
          </table:table-cell>
          <table:table-cell table:style-name="ce4" table:formula="of:=SUM([.L3:.L13])" office:value-type="float" office:value="68.7" calcext:value-type="float">
            <text:p>68.7</text:p>
          </table:table-cell>
          <table:table-cell table:number-columns-repeated="9"/>
        </table:table-row>
        <calcext:conditional-formats>
          <calcext:conditional-format calcext:target-range-address="'second innings'.F3:'second innings'.G13">
            <calcext:condition calcext:apply-style-name="Untitled1" calcext:value="='y'" calcext:base-cell-address="'second innings'.F3"/>
            <calcext:condition calcext:apply-style-name="Untitled2" calcext:value="='n'" calcext:base-cell-address="'second innings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number:number-style style:name="N117P0" style:volatile="true">
      <number:number number:decimal-places="1" loext:min-decimal-places="1" number:min-integer-digits="1"/>
    </number:number-style>
    <number:number-style style:name="N117">
      <style:text-properties fo:color="#ff0000"/>
      <number:text>-</number:text>
      <number:number number:decimal-places="1" loext:min-decimal-places="1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/>
    </number:number-style>
    <number:number-style style:name="N118">
      <style:text-properties fo:color="#ff0000"/>
      <number:text>-</number:text>
      <number:number number:decimal-places="2" loext:min-decimal-places="2" number:min-integer-digits="1"/>
      <style:map style:condition="value()&gt;=0" style:apply-style-name="N11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7:43:56.268582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9:51:11.256989535</meta:creation-date>
    <dc:date>2016-09-12T17:58:22.765928395</dc:date>
    <meta:editing-duration>PT3H39M53S</meta:editing-duration>
    <meta:editing-cycles>8</meta:editing-cycles>
    <meta:generator>LibreOffice/5.1.4.2$Linux_X86_64 LibreOffice_project/10m0$Build-2</meta:generator>
    <meta:document-statistic meta:table-count="2" meta:cell-count="290" meta:object-count="0"/>
  </office:meta>
</office:document-meta>
</file>